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2">
      <style:paragraph-properties fo:margin-top="0cm" fo:margin-bottom="0cm" style:contextual-spacing="false"/>
    </style:style>
    <style:style style:name="P42" style:family="paragraph" style:parent-style-name="Text_20_body" style:list-style-name="L23"/>
    <style:style style:name="P43" style:family="paragraph" style:parent-style-name="Text_20_body" style:list-style-name="L23">
      <style:paragraph-properties fo:margin-top="0cm" fo:margin-bottom="0cm" style:contextual-spacing="false"/>
    </style:style>
    <style:style style:name="P44" style:family="paragraph" style:parent-style-name="Text_20_body" style:list-style-name="L24"/>
    <style:style style:name="P45" style:family="paragraph" style:parent-style-name="Text_20_body" style:list-style-name="L24">
      <style:paragraph-properties fo:margin-top="0cm" fo:margin-bottom="0cm" style:contextual-spacing="false"/>
    </style:style>
    <style:style style:name="P46" style:family="paragraph" style:parent-style-name="Text_20_body" style:list-style-name="L25"/>
    <style:style style:name="P47" style:family="paragraph" style:parent-style-name="Text_20_body" style:list-style-name="L26"/>
    <style:style style:name="P48" style:family="paragraph" style:parent-style-name="Text_20_body" style:list-style-name="L27"/>
    <style:style style:name="P49" style:family="paragraph" style:parent-style-name="Text_20_body" style:list-style-name="L28"/>
    <style:style style:name="P50" style:family="paragraph" style:parent-style-name="Text_20_body" style:list-style-name="L28">
      <style:paragraph-properties fo:margin-top="0cm" fo:margin-bottom="0cm" style:contextual-spacing="false"/>
    </style:style>
    <style:style style:name="P51" style:family="paragraph" style:parent-style-name="Text_20_body" style:list-style-name="L29"/>
    <style:style style:name="P52" style:family="paragraph" style:parent-style-name="Text_20_body" style:list-style-name="L29">
      <style:paragraph-properties fo:margin-top="0cm" fo:margin-bottom="0cm" style:contextual-spacing="false"/>
    </style:style>
    <style:style style:name="P53" style:family="paragraph" style:parent-style-name="Text_20_body" style:list-style-name="L30"/>
    <style:style style:name="P54" style:family="paragraph" style:parent-style-name="Text_20_body" style:list-style-name="L30">
      <style:paragraph-properties fo:margin-top="0cm" fo:margin-bottom="0cm" style:contextual-spacing="false"/>
    </style:style>
    <style:style style:name="P55" style:family="paragraph" style:parent-style-name="Text_20_body" style:list-style-name="L31"/>
    <style:style style:name="P56" style:family="paragraph" style:parent-style-name="Text_20_body" style:list-style-name="L31">
      <style:paragraph-properties fo:margin-top="0cm" fo:margin-bottom="0cm" style:contextual-spacing="false"/>
    </style:style>
    <style:style style:name="P57" style:family="paragraph" style:parent-style-name="Text_20_body" style:list-style-name="L32"/>
    <style:style style:name="P58" style:family="paragraph" style:parent-style-name="Text_20_body" style:list-style-name="L32">
      <style:paragraph-properties fo:margin-top="0cm" fo:margin-bottom="0cm" style:contextual-spacing="false"/>
    </style:style>
    <style:style style:name="P59" style:family="paragraph" style:parent-style-name="Text_20_body" style:list-style-name="L33"/>
    <style:style style:name="P60" style:family="paragraph" style:parent-style-name="Text_20_body" style:list-style-name="L33">
      <style:paragraph-properties fo:margin-top="0cm" fo:margin-bottom="0cm" style:contextual-spacing="false"/>
    </style:style>
    <style:style style:name="P61" style:family="paragraph" style:parent-style-name="Text_20_body" style:list-style-name="L34"/>
    <style:style style:name="P62" style:family="paragraph" style:parent-style-name="Text_20_body" style:list-style-name="L34">
      <style:paragraph-properties fo:margin-top="0cm" fo:margin-bottom="0cm" style:contextual-spacing="false"/>
    </style:style>
    <style:style style:name="P63" style:family="paragraph" style:parent-style-name="Text_20_body" style:list-style-name="L35"/>
    <style:style style:name="P64" style:family="paragraph" style:parent-style-name="Text_20_body" style:list-style-name="L35">
      <style:paragraph-properties fo:margin-top="0cm" fo:margin-bottom="0cm" style:contextual-spacing="false"/>
    </style:style>
    <style:style style:name="P65" style:family="paragraph" style:parent-style-name="Text_20_body" style:list-style-name="L36"/>
    <style:style style:name="P66" style:family="paragraph" style:parent-style-name="Text_20_body" style:list-style-name="L36">
      <style:paragraph-properties fo:margin-top="0cm" fo:margin-bottom="0cm" style:contextual-spacing="false"/>
    </style:style>
    <style:style style:name="P67" style:family="paragraph" style:parent-style-name="Text_20_body" style:list-style-name="L37"/>
    <style:style style:name="P68" style:family="paragraph" style:parent-style-name="Text_20_body" style:list-style-name="L37">
      <style:paragraph-properties fo:margin-top="0cm" fo:margin-bottom="0cm" style:contextual-spacing="false"/>
    </style:style>
    <style:style style:name="P69" style:family="paragraph" style:parent-style-name="Text_20_body" style:list-style-name="L38"/>
    <style:style style:name="P70" style:family="paragraph" style:parent-style-name="Text_20_body" style:list-style-name="L38">
      <style:paragraph-properties fo:margin-top="0cm" fo:margin-bottom="0cm" style:contextual-spacing="false"/>
    </style:style>
    <style:style style:name="P71" style:family="paragraph" style:parent-style-name="Text_20_body" style:list-style-name="L39"/>
    <style:style style:name="P72" style:family="paragraph" style:parent-style-name="Text_20_body" style:list-style-name="L39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éance 23 : Bases des arbres</text:h>
      <text:h text:style-name="Heading_20_2" text:outline-level="2">Place dans la progression</text:h>
      <text:p text:style-name="Text_20_body">Cette séance vient après le bloc sur les graphes :</text:p>
      <text:list text:style-name="L1">
        <text:list-item>
          <text:p text:style-name="P3"><text:span text:style-name="Strong_20_Emphasis">séance 20</text:span> : bases des graphes ; </text:p>
        </text:list-item>
        <text:list-item>
          <text:p text:style-name="P3"><text:span text:style-name="Strong_20_Emphasis">séance 21</text:span> : représentations des graphes ; </text:p>
        </text:list-item>
        <text:list-item>
          <text:p text:style-name="P2"><text:span text:style-name="Strong_20_Emphasis">séance 22</text:span> : parcours et exercices sur graphes. </text:p>
        </text:list-item>
      </text:list>
      <text:p text:style-name="Text_20_body">On entre ici dans un nouvel objet :<text:line-break/><text:span text:style-name="Strong_20_Emphasis">l’arbre</text:span>.</text:p>
      <text:p text:style-name="Text_20_body">Il faut bien faire comprendre dès le départ que :</text:p>
      <text:p text:style-name="Quotations"><text:span text:style-name="Strong_20_Emphasis">un arbre est un type particulier de graphe</text:span>, mais qu’on va désormais employer un vocabulaire spécifique.</text:p>
      <text:p text:style-name="Text_20_body">Cette séance sert à installer :</text:p>
      <text:list text:style-name="L2">
        <text:list-item>
          <text:p text:style-name="P5">la notion de <text:span text:style-name="Strong_20_Emphasis">racine</text:span> ; </text:p>
        </text:list-item>
        <text:list-item>
          <text:p text:style-name="P5">les <text:span text:style-name="Strong_20_Emphasis">nœuds</text:span> ; </text:p>
        </text:list-item>
        <text:list-item>
          <text:p text:style-name="P5">les relations <text:span text:style-name="Strong_20_Emphasis">parent / enfant</text:span> ; </text:p>
        </text:list-item>
        <text:list-item>
          <text:p text:style-name="P5">les <text:span text:style-name="Strong_20_Emphasis">feuilles</text:span> ; </text:p>
        </text:list-item>
        <text:list-item>
          <text:p text:style-name="P5">la <text:span text:style-name="Strong_20_Emphasis">taille</text:span> ; </text:p>
        </text:list-item>
        <text:list-item>
          <text:p text:style-name="P5">la <text:span text:style-name="Strong_20_Emphasis">hauteur</text:span> ; </text:p>
        </text:list-item>
        <text:list-item>
          <text:p text:style-name="P4">les <text:span text:style-name="Strong_20_Emphasis">sous-arbres</text:span>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ce qu’est un <text:span text:style-name="Strong_20_Emphasis">arbre</text:span> et maîtriser son vocabulaire de base :</text:p>
      <text:list text:style-name="L3">
        <text:list-item>
          <text:p text:style-name="P7">racine, </text:p>
        </text:list-item>
        <text:list-item>
          <text:p text:style-name="P7">nœud, </text:p>
        </text:list-item>
        <text:list-item>
          <text:p text:style-name="P7">parent, </text:p>
        </text:list-item>
        <text:list-item>
          <text:p text:style-name="P7">enfant, </text:p>
        </text:list-item>
        <text:list-item>
          <text:p text:style-name="P7">feuille, </text:p>
        </text:list-item>
        <text:list-item>
          <text:p text:style-name="P7">sous-arbre, </text:p>
        </text:list-item>
        <text:list-item>
          <text:p text:style-name="P7">taille, </text:p>
        </text:list-item>
        <text:list-item>
          <text:p text:style-name="P6">hauteur. </text:p>
        </text:list-item>
      </text:list>
      <text:p text:style-name="Horizontal_20_Line"/>
      <text:h text:style-name="Heading_20_2" text:outline-level="2"><text:soft-page-break/>Objectifs opérationnels</text:h>
      <text:p text:style-name="Text_20_body">À la fin de la séance, l’élève doit être capable de :</text:p>
      <text:list text:style-name="L4">
        <text:list-item>
          <text:p text:style-name="P9">reconnaître un <text:span text:style-name="Strong_20_Emphasis">arbre</text:span> ; </text:p>
        </text:list-item>
        <text:list-item>
          <text:p text:style-name="P9">distinguer un arbre d’un graphe quelconque ; </text:p>
        </text:list-item>
        <text:list-item>
          <text:p text:style-name="P9">repérer la <text:span text:style-name="Strong_20_Emphasis">racine</text:span> ; </text:p>
        </text:list-item>
        <text:list-item>
          <text:p text:style-name="P9">repérer les relations <text:span text:style-name="Strong_20_Emphasis">parent / enfant</text:span> ; </text:p>
        </text:list-item>
        <text:list-item>
          <text:p text:style-name="P9">reconnaître une <text:span text:style-name="Strong_20_Emphasis">feuille</text:span> ; </text:p>
        </text:list-item>
        <text:list-item>
          <text:p text:style-name="P9">identifier un <text:span text:style-name="Strong_20_Emphasis">sous-arbre</text:span> ; </text:p>
        </text:list-item>
        <text:list-item>
          <text:p text:style-name="P9">calculer la <text:span text:style-name="Strong_20_Emphasis">taille</text:span> d’un arbre simple ; </text:p>
        </text:list-item>
        <text:list-item>
          <text:p text:style-name="P9">calculer la <text:span text:style-name="Strong_20_Emphasis">hauteur</text:span> d’un arbre simple ; </text:p>
        </text:list-item>
        <text:list-item>
          <text:p text:style-name="P8">lire un arbre et répondre à des questions courtes de type bac. </text:p>
        </text:list-item>
      </text:list>
      <text:p text:style-name="Horizontal_20_Line"/>
      <text:h text:style-name="Heading_20_2" text:outline-level="2">Notions travaillées</text:h>
      <text:list text:style-name="L5">
        <text:list-item>
          <text:p text:style-name="P11">arbre </text:p>
        </text:list-item>
        <text:list-item>
          <text:p text:style-name="P11">racine </text:p>
        </text:list-item>
        <text:list-item>
          <text:p text:style-name="P11">nœud </text:p>
        </text:list-item>
        <text:list-item>
          <text:p text:style-name="P11">parent </text:p>
        </text:list-item>
        <text:list-item>
          <text:p text:style-name="P11">enfant </text:p>
        </text:list-item>
        <text:list-item>
          <text:p text:style-name="P11">feuille </text:p>
        </text:list-item>
        <text:list-item>
          <text:p text:style-name="P11">nœud interne </text:p>
        </text:list-item>
        <text:list-item>
          <text:p text:style-name="P11">sous-arbre </text:p>
        </text:list-item>
        <text:list-item>
          <text:p text:style-name="P11">taille </text:p>
        </text:list-item>
        <text:list-item>
          <text:p text:style-name="P11">hauteur </text:p>
        </text:list-item>
        <text:list-item>
          <text:p text:style-name="P10">profondeur, seulement en ouverture légère si utile </text:p>
        </text:list-item>
      </text:list>
      <text:p text:style-name="Horizontal_20_Line"/>
      <text:h text:style-name="Heading_20_2" text:outline-level="2">Compétences visées</text:h>
      <text:list text:style-name="L6">
        <text:list-item>
          <text:p text:style-name="P13">lire une structure hiérarchique ; </text:p>
        </text:list-item>
        <text:list-item>
          <text:p text:style-name="P13">employer un vocabulaire précis ; </text:p>
        </text:list-item>
        <text:list-item>
          <text:p text:style-name="P13">compter correctement ; </text:p>
        </text:list-item>
        <text:list-item>
          <text:p text:style-name="P13">distinguer plusieurs notions proches ; </text:p>
        </text:list-item>
        <text:list-item>
          <text:p text:style-name="P13">structurer une réponse simple ; </text:p>
        </text:list-item>
        <text:list-item>
          <text:p text:style-name="P12">préparer les séances sur les parcours d’arbres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sept idées très nettes</text:span>.</text:p>
      <text:h text:style-name="Heading_20_3" text:outline-level="3"><text:soft-page-break/>Idée 1 — Un arbre représente souvent une organisation hiérarchique</text:h>
      <text:p text:style-name="Text_20_body">Exemples :</text:p>
      <text:list text:style-name="L7">
        <text:list-item>
          <text:p text:style-name="P15">arbre généalogique ; </text:p>
        </text:list-item>
        <text:list-item>
          <text:p text:style-name="P15">dossiers et sous-dossiers ; </text:p>
        </text:list-item>
        <text:list-item>
          <text:p text:style-name="P15">organigramme ; </text:p>
        </text:list-item>
        <text:list-item>
          <text:p text:style-name="P15">structure d’expressions ; </text:p>
        </text:list-item>
        <text:list-item>
          <text:p text:style-name="P14">arbre binaire. </text:p>
        </text:list-item>
      </text:list>
      <text:h text:style-name="Heading_20_3" text:outline-level="3">Idée 2 — Un arbre a une racine</text:h>
      <text:p text:style-name="Text_20_body">La <text:span text:style-name="Strong_20_Emphasis">racine</text:span> est le nœud de départ, tout en haut.</text:p>
      <text:h text:style-name="Heading_20_3" text:outline-level="3">Idée 3 — Les éléments d’un arbre sont des nœuds</text:h>
      <text:p text:style-name="Text_20_body">Dans le vocabulaire des arbres, on parle le plus souvent de <text:span text:style-name="Strong_20_Emphasis">nœuds</text:span> plutôt que de sommets.</text:p>
      <text:h text:style-name="Heading_20_3" text:outline-level="3">Idée 4 — Les nœuds peuvent avoir des enfants</text:h>
      <text:p text:style-name="Text_20_body">Si un nœud est relié à des nœuds “en dessous”, il est leur <text:span text:style-name="Strong_20_Emphasis">parent</text:span>.</text:p>
      <text:h text:style-name="Heading_20_3" text:outline-level="3">Idée 5 — Une feuille est un nœud sans enfant</text:h>
      <text:p text:style-name="Text_20_body">C’est une notion fondamentale et souvent demandée.</text:p>
      <text:h text:style-name="Heading_20_3" text:outline-level="3">Idée 6 — La taille d’un arbre correspond au nombre total de nœuds</text:h>
      <text:p text:style-name="Text_20_body">Il faut bien distinguer cela de la hauteur.</text:p>
      <text:h text:style-name="Heading_20_3" text:outline-level="3">Idée 7 — La hauteur mesure “jusqu’où va l’arbre”</text:h>
      <text:p text:style-name="Text_20_body">Selon les conventions, la hauteur peut être définie de manière légèrement différente.<text:line-break/>Pour éviter les confusions, il faut <text:span text:style-name="Strong_20_Emphasis">annoncer clairement la convention utilisée en classe</text:span>.</text:p>
      <text:p text:style-name="Text_20_body">Je te conseille ici la convention simple suivante :</text:p>
      <text:p text:style-name="Quotations"><text:span text:style-name="Strong_20_Emphasis">hauteur = nombre d’arêtes du plus long chemin entre la racine et une feuille</text:span></text:p>
      <text:p text:style-name="Text_20_body">C’est une convention fréquente et claire.<text:line-break/>Il faut simplement la maintenir partout dans tes séances.</text:p>
      <text:p text:style-name="Horizontal_20_Line"/>
      <text:h text:style-name="Heading_20_1" text:outline-level="1">2. Point pédagogique essentiel</text:h>
      <text:p text:style-name="Text_20_body">Le plus gros risque ici est la <text:span text:style-name="Strong_20_Emphasis">confusion entre taille et hauteur</text:span>.</text:p>
      <text:p text:style-name="Text_20_body">Les élèves disent souvent :</text:p>
      <text:list text:style-name="L8">
        <text:list-item>
          <text:p text:style-name="P17">“la hauteur, c’est le nombre de nœuds” ; </text:p>
        </text:list-item>
        <text:list-item>
          <text:p text:style-name="P16">ou “la taille, c’est le nombre de niveaux”. </text:p>
        </text:list-item>
      </text:list>
      <text:p text:style-name="Text_20_body">Il faut donc marteler :</text:p>
      <text:list text:style-name="L9">
        <text:list-item>
          <text:p text:style-name="P19"><text:soft-page-break/><text:span text:style-name="Strong_20_Emphasis">taille</text:span> = combien de nœuds au total ; </text:p>
        </text:list-item>
        <text:list-item>
          <text:p text:style-name="P18"><text:span text:style-name="Strong_20_Emphasis">hauteur</text:span> = longueur maximale d’un chemin depuis la racine jusqu’à une feuille. </text:p>
        </text:list-item>
      </text:list>
      <text:p text:style-name="Text_20_body">Autre confusion fréquente :</text:p>
      <text:list text:style-name="L10">
        <text:list-item>
          <text:p text:style-name="P21">racine / feuille </text:p>
        </text:list-item>
        <text:list-item>
          <text:p text:style-name="P21">parent / enfant </text:p>
        </text:list-item>
        <text:list-item>
          <text:p text:style-name="P20">arbre / simple graphe </text:p>
        </text:list-item>
      </text:list>
      <text:p text:style-name="Text_20_body">Il faut donc faire énormément d’exemples courts et de repérages visuels.</text:p>
      <text:p text:style-name="Horizontal_20_Line"/>
      <text:h text:style-name="Heading_20_1" text:outline-level="1">3. Idée simple à faire passer</text:h>
      <text:p text:style-name="Text_20_body">Tu peux dire :</text:p>
      <text:p text:style-name="Quotations">“Un arbre, c’est un graphe organisé en hiérarchie.”</text:p>
      <text:p text:style-name="Text_20_body">Ou encore :</text:p>
      <text:p text:style-name="Quotations">“La racine est le point de départ, les branches descendent, et les feuilles sont les extrémités.”</text:p>
      <text:p text:style-name="Text_20_body">Images très utiles :</text:p>
      <text:list text:style-name="L11">
        <text:list-item>
          <text:p text:style-name="P23">racine = haut de l’arbre (même si, dans la nature, une racine est en bas) </text:p>
        </text:list-item>
        <text:list-item>
          <text:p text:style-name="P23">feuille = bout de branche </text:p>
        </text:list-item>
        <text:list-item>
          <text:p text:style-name="P23">parent = au-dessus </text:p>
        </text:list-item>
        <text:list-item>
          <text:p text:style-name="P22">enfant = en dessous </text:p>
        </text:list-item>
      </text:list>
      <text:p text:style-name="Text_20_body">Cette image fonctionne très bien avec les élèves.</text:p>
      <text:p text:style-name="Horizontal_20_Line"/>
      <text:h text:style-name="Heading_20_1" text:outline-level="1">4. Matériel</text:h>
      <text:list text:style-name="L12">
        <text:list-item>
          <text:p text:style-name="P25">vidéoprojecteur </text:p>
        </text:list-item>
        <text:list-item>
          <text:p text:style-name="P25">fiche élève </text:p>
        </text:list-item>
        <text:list-item>
          <text:p text:style-name="P25">tableau </text:p>
        </text:list-item>
        <text:list-item>
          <text:p text:style-name="P25">arbre dessiné au tableau </text:p>
        </text:list-item>
        <text:list-item>
          <text:p text:style-name="P25">éventuellement cartes “parent / enfant / feuille / racine” </text:p>
        </text:list-item>
        <text:list-item>
          <text:p text:style-name="P24">feutres de couleur pour repérer les niveaux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<text:soft-page-break/>5.1 Accroche — 10 min</text:h>
      <text:h text:style-name="Heading_20_3" text:outline-level="3">Objectif</text:h>
      <text:p text:style-name="Text_20_body">Faire émerger l’idée de hiérarchie.</text:p>
      <text:h text:style-name="Heading_20_3" text:outline-level="3">Question d’entrée</text:h>
      <text:p text:style-name="Quotations">“Connaissez-vous des objets ou des structures organisés en niveaux, avec un point de départ et des ramifications ?”</text:p>
      <text:p text:style-name="Text_20_body">Réponses possibles :</text:p>
      <text:list text:style-name="L13">
        <text:list-item>
          <text:p text:style-name="P27">arbre généalogique </text:p>
        </text:list-item>
        <text:list-item>
          <text:p text:style-name="P27">dossiers sur un ordinateur </text:p>
        </text:list-item>
        <text:list-item>
          <text:p text:style-name="P27">organigramme </text:p>
        </text:list-item>
        <text:list-item>
          <text:p text:style-name="P26">arbre de choix </text:p>
        </text:list-item>
      </text:list>
      <text:h text:style-name="Heading_20_3" text:outline-level="3">Transition</text:h>
      <text:p text:style-name="Quotations">“En informatique, on utilise souvent une structure appelée arbre pour représenter ce type d’organisation.”</text:p>
      <text:p text:style-name="Horizontal_20_Line"/>
      <text:h text:style-name="Heading_20_2" text:outline-level="2">5.2 Définir ce qu’est un arbre — 10 min</text:h>
      <text:h text:style-name="Heading_20_3" text:outline-level="3">Objectif</text:h>
      <text:p text:style-name="Text_20_body">Installer une première définition intuitive.</text:p>
      <text:h text:style-name="Heading_20_3" text:outline-level="3">Définition simple</text:h>
      <text:p text:style-name="Quotations">“Un arbre est une structure de nœuds organisée à partir d’une racine, avec des relations de parent à enfant.”</text:p>
      <text:p text:style-name="Text_20_body">On peut ajouter, à ce niveau :</text:p>
      <text:list text:style-name="L14">
        <text:list-item>
          <text:p text:style-name="P29">il n’y a pas de cycle ; </text:p>
        </text:list-item>
        <text:list-item>
          <text:p text:style-name="P28">chaque nœud, sauf la racine, a un seul parent. </text:p>
        </text:list-item>
      </text:list>
      <text:p text:style-name="Text_20_body">Mais sans surcharger.</text:p>
      <text:h text:style-name="Heading_20_3" text:outline-level="3">Ce qu’il faut faire comprendre</text:h>
      <text:p text:style-name="Text_20_body">Un arbre se lit de haut en bas.</text:p>
      <text:p text:style-name="Horizontal_20_Line"/>
      <text:h text:style-name="Heading_20_2" text:outline-level="2">5.3 Support commun de la séance — 15 min</text:h>
      <text:p text:style-name="Text_20_body">On considère l’arbre suivant :</text:p>
      <text:section text:style-name="Sect1" text:name="code-block-viewer">
        <text:p text:style-name="P1"><text:s text:c="8"/>A</text:p>
        <text:p text:style-name="Preformatted_20_Text"><text:soft-page-break/><text:s text:c="6"/>/ <text:s text:c="2"/>\</text:p>
        <text:p text:style-name="Preformatted_20_Text"><text:s text:c="5"/>B <text:s text:c="4"/>C</text:p>
        <text:p text:style-name="Preformatted_20_Text"><text:s text:c="4"/>/ \ <text:s text:c="4"/>\</text:p>
        <text:p text:style-name="Preformatted_20_Text"><text:s text:c="3"/>D <text:s text:c="2"/>E <text:s text:c="4"/>F</text:p>
      </text:section>
      <text:h text:style-name="Heading_20_3" text:outline-level="3">Repérage visuel</text:h>
      <text:list text:style-name="L15">
        <text:list-item>
          <text:p text:style-name="P31">A est la racine </text:p>
        </text:list-item>
        <text:list-item>
          <text:p text:style-name="P31">B et C sont les enfants de A </text:p>
        </text:list-item>
        <text:list-item>
          <text:p text:style-name="P31">D et E sont les enfants de B </text:p>
        </text:list-item>
        <text:list-item>
          <text:p text:style-name="P30">F est l’enfant de C </text:p>
        </text:list-item>
      </text:list>
      <text:p text:style-name="Text_20_body">Cet arbre servira de support principal à la séance.</text:p>
      <text:p text:style-name="Horizontal_20_Line"/>
      <text:h text:style-name="Heading_20_2" text:outline-level="2">5.4 Installer le vocabulaire de base — 25 min</text:h>
      <text:h text:style-name="Heading_20_3" text:outline-level="3">a) Racine</text:h>
      <text:p text:style-name="Text_20_body">La <text:span text:style-name="Strong_20_Emphasis">racine</text:span> est le nœud tout en haut.</text:p>
      <text:p text:style-name="Text_20_body">Ici :</text:p>
      <text:list text:style-name="L16">
        <text:list-item>
          <text:p text:style-name="P32">racine = A </text:p>
        </text:list-item>
      </text:list>
      <text:h text:style-name="Heading_20_3" text:outline-level="3">b) Nœud</text:h>
      <text:p text:style-name="Text_20_body">Chaque élément de l’arbre est un <text:span text:style-name="Strong_20_Emphasis">nœud</text:span>.</text:p>
      <text:p text:style-name="Text_20_body">Ici :</text:p>
      <text:list text:style-name="L17">
        <text:list-item>
          <text:p text:style-name="P33">A, B, C, D, E, F sont des nœuds </text:p>
        </text:list-item>
      </text:list>
      <text:h text:style-name="Heading_20_3" text:outline-level="3">c) Parent</text:h>
      <text:p text:style-name="Text_20_body">Un nœud est le <text:span text:style-name="Strong_20_Emphasis">parent</text:span> d’un autre s’il est juste au-dessus de lui.</text:p>
      <text:p text:style-name="Text_20_body">Exemples :</text:p>
      <text:list text:style-name="L18">
        <text:list-item>
          <text:p text:style-name="P35">A est le parent de B et C </text:p>
        </text:list-item>
        <text:list-item>
          <text:p text:style-name="P35">B est le parent de D et E </text:p>
        </text:list-item>
        <text:list-item>
          <text:p text:style-name="P34">C est le parent de F </text:p>
        </text:list-item>
      </text:list>
      <text:h text:style-name="Heading_20_3" text:outline-level="3">d) Enfant</text:h>
      <text:p text:style-name="Text_20_body">Un nœud est <text:span text:style-name="Strong_20_Emphasis">enfant</text:span> d’un autre s’il est juste en dessous.</text:p>
      <text:p text:style-name="Text_20_body">Exemples :</text:p>
      <text:list text:style-name="L19">
        <text:list-item>
          <text:p text:style-name="P37">B et C sont les enfants de A </text:p>
        </text:list-item>
        <text:list-item>
          <text:p text:style-name="P36">D et E sont les enfants de B </text:p>
        </text:list-item>
      </text:list>
      <text:h text:style-name="Heading_20_3" text:outline-level="3">e) Feuille</text:h>
      <text:p text:style-name="Text_20_body">Une <text:span text:style-name="Strong_20_Emphasis">feuille</text:span> est un nœud sans enfant.</text:p>
      <text:p text:style-name="Text_20_body"><text:soft-page-break/>Ici :</text:p>
      <text:list text:style-name="L20">
        <text:list-item>
          <text:p text:style-name="P38">D, E, F sont des feuilles </text:p>
        </text:list-item>
      </text:list>
      <text:h text:style-name="Heading_20_3" text:outline-level="3">f) Nœud interne</text:h>
      <text:p text:style-name="Text_20_body">Un <text:span text:style-name="Strong_20_Emphasis">nœud interne</text:span> est un nœud qui a au moins un enfant.</text:p>
      <text:p text:style-name="Text_20_body">Ici :</text:p>
      <text:list text:style-name="L21">
        <text:list-item>
          <text:p text:style-name="P39">A, B, C sont des nœuds internes </text:p>
        </text:list-item>
      </text:list>
      <text:h text:style-name="Heading_20_3" text:outline-level="3">Point pédagogique important</text:h>
      <text:p text:style-name="Text_20_body">Faire répéter :</text:p>
      <text:list text:style-name="L22">
        <text:list-item>
          <text:p text:style-name="P41">“D a-t-il des enfants ? Non. Donc D est une feuille.” </text:p>
        </text:list-item>
        <text:list-item>
          <text:p text:style-name="P40">“B a-t-il des enfants ? Oui. Donc B n’est pas une feuille.” </text:p>
        </text:list-item>
      </text:list>
      <text:p text:style-name="Horizontal_20_Line"/>
      <text:h text:style-name="Heading_20_2" text:outline-level="2">5.5 Découvrir la taille — 10 min</text:h>
      <text:h text:style-name="Heading_20_3" text:outline-level="3">Objectif</text:h>
      <text:p text:style-name="Text_20_body">Installer le comptage total des nœuds.</text:p>
      <text:h text:style-name="Heading_20_3" text:outline-level="3">Définition simple</text:h>
      <text:p text:style-name="Quotations">“La taille d’un arbre est le nombre total de nœuds qu’il contient.”</text:p>
      <text:p text:style-name="Text_20_body">Dans l’arbre d’exemple :</text:p>
      <text:list text:style-name="L23">
        <text:list-item>
          <text:p text:style-name="P43">A, B, C, D, E, F </text:p>
        </text:list-item>
        <text:list-item>
          <text:p text:style-name="P42">taille = 6 </text:p>
        </text:list-item>
      </text:list>
      <text:h text:style-name="Heading_20_3" text:outline-level="3">Point clé</text:h>
      <text:p text:style-name="Text_20_body">La taille ne dépend pas de la forme, mais du nombre total de nœuds.</text:p>
      <text:p text:style-name="Horizontal_20_Line"/>
      <text:h text:style-name="Heading_20_2" text:outline-level="2">5.6 Découvrir la hauteur — 15 min</text:h>
      <text:h text:style-name="Heading_20_3" text:outline-level="3">Objectif</text:h>
      <text:p text:style-name="Text_20_body">Distinguer clairement hauteur et taille.</text:p>
      <text:h text:style-name="Heading_20_3" text:outline-level="3">Convention choisie</text:h>
      <text:p text:style-name="Text_20_body">On précise :</text:p>
      <text:p text:style-name="Quotations">“Dans cette séance, la hauteur est le nombre d’arêtes du plus long chemin entre la racine et une feuille.”</text:p>
      <text:h text:style-name="Heading_20_3" text:outline-level="3"><text:soft-page-break/>Exemple</text:h>
      <text:p text:style-name="Text_20_body">Dans l’arbre :</text:p>
      <text:list text:style-name="L24">
        <text:list-item>
          <text:p text:style-name="P45">chemin A → B → D : 2 arêtes </text:p>
        </text:list-item>
        <text:list-item>
          <text:p text:style-name="P45">chemin A → B → E : 2 arêtes </text:p>
        </text:list-item>
        <text:list-item>
          <text:p text:style-name="P44">chemin A → C → F : 2 arêtes </text:p>
        </text:list-item>
      </text:list>
      <text:p text:style-name="Text_20_body">Donc :</text:p>
      <text:list text:style-name="L25">
        <text:list-item>
          <text:p text:style-name="P46">hauteur = 2 </text:p>
        </text:list-item>
      </text:list>
      <text:h text:style-name="Heading_20_3" text:outline-level="3">Variante de vigilance</text:h>
      <text:p text:style-name="Text_20_body">Dire explicitement :</text:p>
      <text:p text:style-name="Quotations">“On pourrait rencontrer d’autres conventions ailleurs, mais ici on gardera toujours celle-ci.”</text:p>
      <text:p text:style-name="Text_20_body">C’est très important pour éviter les contradictions futures.</text:p>
      <text:p text:style-name="Horizontal_20_Line"/>
      <text:h text:style-name="Heading_20_2" text:outline-level="2">5.7 Découvrir les sous-arbres — 10 min</text:h>
      <text:h text:style-name="Heading_20_3" text:outline-level="3">Objectif</text:h>
      <text:p text:style-name="Text_20_body">Comprendre qu’un nœud “porte” une partie de l’arbre.</text:p>
      <text:h text:style-name="Heading_20_3" text:outline-level="3">Définition simple</text:h>
      <text:p text:style-name="Quotations">“Le sous-arbre d’un nœud est l’arbre formé par ce nœud et tous ses descendants.”</text:p>
      <text:p text:style-name="Text_20_body">Exemple :</text:p>
      <text:list text:style-name="L26">
        <text:list-item>
          <text:p text:style-name="P47">sous-arbre de B : </text:p>
        </text:list-item>
      </text:list>
      <text:section text:style-name="Sect1" text:name="Section1">
        <text:p text:style-name="P1"><text:bookmark text:name="code-block-viewer"/><text:s text:c="3"/>B</text:p>
        <text:p text:style-name="Preformatted_20_Text"><text:s text:c="2"/>/ \</text:p>
        <text:p text:style-name="Preformatted_20_Text"><text:s/>D <text:s text:c="2"/>E</text:p>
      </text:section>
      <text:list text:style-name="L27">
        <text:list-item>
          <text:p text:style-name="P48">sous-arbre de C : </text:p>
        </text:list-item>
      </text:list>
      <text:section text:style-name="Sect1" text:name="Section2">
        <text:p text:style-name="P1"><text:bookmark text:name="code-block-viewer Copie 1"/><text:s/>C</text:p>
        <text:p text:style-name="Preformatted_20_Text"><text:s text:c="2"/>\</text:p>
        <text:p text:style-name="Preformatted_20_Text"><text:s text:c="3"/>F</text:p>
      </text:section>
      <text:h text:style-name="Heading_20_3" text:outline-level="3">Ce qu’il faut faire comprendre</text:h>
      <text:p text:style-name="Text_20_body">Un arbre peut contenir d’autres arbres plus petits.</text:p>
      <text:p text:style-name="Horizontal_20_Line"/>
      <text:h text:style-name="Heading_20_2" text:outline-level="2">5.8 Activité collective guidée — 20 min</text:h>
      <text:p text:style-name="Text_20_body">On considère l’arbre :</text:p>
      <text:section text:style-name="Sect1" text:name="Section3">
        <text:p text:style-name="P1"><text:bookmark text:name="code-block-viewer Copie 2"/><text:s text:c="10"/>R</text:p>
        <text:p text:style-name="Preformatted_20_Text"><text:s text:c="8"/>/ <text:s text:c="2"/>\</text:p>
        <text:p text:style-name="Preformatted_20_Text"><text:soft-page-break/><text:s text:c="7"/>S <text:s text:c="4"/>T</text:p>
        <text:p text:style-name="Preformatted_20_Text"><text:s text:c="6"/>/ \ <text:s text:c="2"/>/ \</text:p>
        <text:p text:style-name="Preformatted_20_Text"><text:s text:c="5"/>U <text:s text:c="2"/>V W <text:s text:c="2"/>X</text:p>
        <text:p text:style-name="Preformatted_20_Text"><text:s text:c="12"/>\</text:p>
        <text:p text:style-name="Preformatted_20_Text"><text:s text:c="13"/>Y</text:p>
      </text:section>
      <text:h text:style-name="Heading_20_3" text:outline-level="3">Questions</text:h>
      <text:list text:style-name="L28">
        <text:list-item>
          <text:p text:style-name="P50">Quelle est la racine ? </text:p>
        </text:list-item>
        <text:list-item>
          <text:p text:style-name="P50">Quels sont les enfants de R ? </text:p>
        </text:list-item>
        <text:list-item>
          <text:p text:style-name="P50">Quel est le parent de U ? </text:p>
        </text:list-item>
        <text:list-item>
          <text:p text:style-name="P50">Quelles sont les feuilles ? </text:p>
        </text:list-item>
        <text:list-item>
          <text:p text:style-name="P50">Quels sont les nœuds internes ? </text:p>
        </text:list-item>
        <text:list-item>
          <text:p text:style-name="P50">Quelle est la taille de l’arbre ? </text:p>
        </text:list-item>
        <text:list-item>
          <text:p text:style-name="P49">Quelle est sa hauteur ? </text:p>
        </text:list-item>
      </text:list>
      <text:h text:style-name="Heading_20_3" text:outline-level="3">Réponses attendues</text:h>
      <text:list text:style-name="L29">
        <text:list-item>
          <text:p text:style-name="P52">R </text:p>
        </text:list-item>
        <text:list-item>
          <text:p text:style-name="P52">S et T </text:p>
        </text:list-item>
        <text:list-item>
          <text:p text:style-name="P52">S </text:p>
        </text:list-item>
        <text:list-item>
          <text:p text:style-name="P52">U, V, W, Y, X </text:p>
        </text:list-item>
        <text:list-item>
          <text:p text:style-name="P52">R, S, T, W </text:p>
        </text:list-item>
        <text:list-item>
          <text:p text:style-name="P52">8 </text:p>
        </text:list-item>
        <text:list-item>
          <text:p text:style-name="P51">3 si l’on compte les arêtes du plus long chemin :<text:line-break/>R → T → W → Y </text:p>
        </text:list-item>
      </text:list>
      <text:p text:style-name="Horizontal_20_Line"/>
      <text:h text:style-name="Heading_20_2" text:outline-level="2">5.9 Distinguer arbre et graphe quelconque — 10 min</text:h>
      <text:h text:style-name="Heading_20_3" text:outline-level="3">Objectif</text:h>
      <text:p text:style-name="Text_20_body">Éviter la confusion avec le bloc précédent.</text:p>
      <text:h text:style-name="Heading_20_3" text:outline-level="3">À expliquer</text:h>
      <text:p text:style-name="Text_20_body">Un arbre n’est pas n’importe quel graphe.</text:p>
      <text:p text:style-name="Text_20_body">Dans notre travail ici :</text:p>
      <text:list text:style-name="L30">
        <text:list-item>
          <text:p text:style-name="P54">il y a une racine ; </text:p>
        </text:list-item>
        <text:list-item>
          <text:p text:style-name="P54">il n’y a pas de cycle ; </text:p>
        </text:list-item>
        <text:list-item>
          <text:p text:style-name="P53">on a une structure hiérarchique. </text:p>
        </text:list-item>
      </text:list>
      <text:h text:style-name="Heading_20_3" text:outline-level="3">Question simple</text:h>
      <text:p text:style-name="Quotations">“Si on ajoute une arête entre D et E dans le premier arbre, a-t-on encore un arbre ?”</text:p>
      <text:p text:style-name="Text_20_body">Réponse attendue :<text:line-break/>Non, car on crée une structure qui ne respecte plus la forme hiérarchique simple attendue et on introduit un cycle.</text:p>
      <text:p text:style-name="Horizontal_20_Line"/>
      <text:h text:style-name="Heading_20_2" text:outline-level="2"><text:soft-page-break/>5.10 Entraînement guidé — 10 min</text:h>
      <text:h text:style-name="Heading_20_3" text:outline-level="3">Exercice 1</text:h>
      <text:p text:style-name="Text_20_body">Qu’est-ce que la racine d’un arbre ?</text:p>
      <text:p text:style-name="Text_20_body">Réponse :<text:line-break/>Le nœud de départ, tout en haut.</text:p>
      <text:h text:style-name="Heading_20_3" text:outline-level="3">Exercice 2</text:h>
      <text:p text:style-name="Text_20_body">Qu’est-ce qu’une feuille ?</text:p>
      <text:p text:style-name="Text_20_body">Réponse :<text:line-break/>Un nœud sans enfant.</text:p>
      <text:h text:style-name="Heading_20_3" text:outline-level="3">Exercice 3</text:h>
      <text:p text:style-name="Text_20_body">Que représente la taille ?</text:p>
      <text:p text:style-name="Text_20_body">Réponse :<text:line-break/>Le nombre total de nœuds.</text:p>
      <text:h text:style-name="Heading_20_3" text:outline-level="3">Exercice 4</text:h>
      <text:p text:style-name="Text_20_body">Que représente la hauteur ?</text:p>
      <text:p text:style-name="Text_20_body">Réponse :<text:line-break/>Le nombre d’arêtes du plus long chemin de la racine vers une feuille, selon la convention choisie.</text:p>
      <text:p text:style-name="Horizontal_20_Line"/>
      <text:h text:style-name="Heading_20_2" text:outline-level="2">5.11 Petit exercice type bac très guidé — 20 min</text:h>
      <text:h text:style-name="Heading_20_3" text:outline-level="3">Énoncé</text:h>
      <text:p text:style-name="Text_20_body">On considère l’arbre suivant :</text:p>
      <text:section text:style-name="Sect1" text:name="Section4">
        <text:p text:style-name="P1"><text:bookmark text:name="code-block-viewer Copie 3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10"/>/ \</text:p>
        <text:p text:style-name="Preformatted_20_Text"><text:s text:c="9"/>D <text:s text:c="2"/>E</text:p>
        <text:p text:style-name="Preformatted_20_Text"><text:s text:c="12"/>/</text:p>
        <text:p text:style-name="Preformatted_20_Text"><text:s text:c="11"/>F</text:p>
      </text:section>
      <text:h text:style-name="Heading_20_3" text:outline-level="3">Questions</text:h>
      <text:list text:style-name="L31">
        <text:list-item>
          <text:p text:style-name="P56">Quelle est la racine ? </text:p>
        </text:list-item>
        <text:list-item>
          <text:p text:style-name="P56">Quels sont les enfants de C ? </text:p>
        </text:list-item>
        <text:list-item>
          <text:p text:style-name="P56">Quel est le parent de F ? </text:p>
        </text:list-item>
        <text:list-item>
          <text:p text:style-name="P56">Quelles sont les feuilles ? </text:p>
        </text:list-item>
        <text:list-item>
          <text:p text:style-name="P56">Quelle est la taille de l’arbre ? </text:p>
        </text:list-item>
        <text:list-item>
          <text:p text:style-name="P56">Quelle est sa hauteur, en nombre d’arêtes ? </text:p>
        </text:list-item>
        <text:list-item>
          <text:p text:style-name="P55">Donner le sous-arbre enraciné en C. </text:p>
        </text:list-item>
      </text:list>
      <text:h text:style-name="Heading_20_3" text:outline-level="3"><text:soft-page-break/>Corrigé attendu</text:h>
      <text:list text:style-name="L32">
        <text:list-item>
          <text:p text:style-name="P58">A </text:p>
        </text:list-item>
        <text:list-item>
          <text:p text:style-name="P58">D et E </text:p>
        </text:list-item>
        <text:list-item>
          <text:p text:style-name="P58">E </text:p>
        </text:list-item>
        <text:list-item>
          <text:p text:style-name="P58">B, D, F </text:p>
        </text:list-item>
        <text:list-item>
          <text:p text:style-name="P58">6 </text:p>
        </text:list-item>
        <text:list-item>
          <text:p text:style-name="P58">3 (A → C → E → F) </text:p>
        </text:list-item>
        <text:list-item>
          <text:p text:style-name="P57"/>
        </text:list-item>
      </text:list>
      <text:section text:style-name="Sect1" text:name="Section5">
        <text:p text:style-name="P1"><text:bookmark text:name="code-block-viewer Copie 4"/><text:s text:c="4"/>C</text:p>
        <text:p text:style-name="Preformatted_20_Text"><text:s text:c="3"/>/ \</text:p>
        <text:p text:style-name="Preformatted_20_Text"><text:s text:c="2"/>D <text:s text:c="2"/>E</text:p>
        <text:p text:style-name="Preformatted_20_Text"><text:s text:c="5"/>/</text:p>
        <text:p text:style-name="Preformatted_20_Text"><text:s text:c="4"/>F</text:p>
      </text:section>
      <text:p text:style-name="Horizontal_20_Line"/>
      <text:h text:style-name="Heading_20_2" text:outline-level="2">5.12 Bilan de fin de séance — 10 min</text:h>
      <text:h text:style-name="Heading_20_3" text:outline-level="3">À faire compléter</text:h>
      <text:list text:style-name="L33">
        <text:list-item>
          <text:p text:style-name="P60">La racine est... </text:p>
        </text:list-item>
        <text:list-item>
          <text:p text:style-name="P60">Un parent est... </text:p>
        </text:list-item>
        <text:list-item>
          <text:p text:style-name="P60">Un enfant est... </text:p>
        </text:list-item>
        <text:list-item>
          <text:p text:style-name="P60">Une feuille est... </text:p>
        </text:list-item>
        <text:list-item>
          <text:p text:style-name="P60">La taille d’un arbre est... </text:p>
        </text:list-item>
        <text:list-item>
          <text:p text:style-name="P60">La hauteur d’un arbre est... </text:p>
        </text:list-item>
        <text:list-item>
          <text:p text:style-name="P59">Un sous-arbre est... </text:p>
        </text:list-item>
      </text:list>
      <text:h text:style-name="Heading_20_3" text:outline-level="3">Réponses attendues</text:h>
      <text:list text:style-name="L34">
        <text:list-item>
          <text:p text:style-name="P62">le nœud de départ ; </text:p>
        </text:list-item>
        <text:list-item>
          <text:p text:style-name="P62">un nœud situé juste au-dessus d’un autre ; </text:p>
        </text:list-item>
        <text:list-item>
          <text:p text:style-name="P62">un nœud situé juste en dessous d’un autre ; </text:p>
        </text:list-item>
        <text:list-item>
          <text:p text:style-name="P62">un nœud sans enfant ; </text:p>
        </text:list-item>
        <text:list-item>
          <text:p text:style-name="P62">le nombre total de nœuds ; </text:p>
        </text:list-item>
        <text:list-item>
          <text:p text:style-name="P62">le nombre d’arêtes du plus long chemin de la racine à une feuille ; </text:p>
        </text:list-item>
        <text:list-item>
          <text:p text:style-name="P61">un arbre formé par un nœud et ses descendants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5">
        <text:list-item>
          <text:p text:style-name="P64">Un arbre est une structure hiérarchique de nœuds. </text:p>
        </text:list-item>
        <text:list-item>
          <text:p text:style-name="P64">La <text:span text:style-name="Strong_20_Emphasis">racine</text:span> est le nœud de départ. </text:p>
        </text:list-item>
        <text:list-item>
          <text:p text:style-name="P64">Un <text:span text:style-name="Strong_20_Emphasis">parent</text:span> a des <text:span text:style-name="Strong_20_Emphasis">enfants</text:span>. </text:p>
        </text:list-item>
        <text:list-item>
          <text:p text:style-name="P64">Une <text:span text:style-name="Strong_20_Emphasis">feuille</text:span> est un nœud sans enfant. </text:p>
        </text:list-item>
        <text:list-item>
          <text:p text:style-name="P64">La <text:span text:style-name="Strong_20_Emphasis">taille</text:span> d’un arbre est son nombre total de nœuds. </text:p>
        </text:list-item>
        <text:list-item>
          <text:p text:style-name="P64"><text:soft-page-break/>La <text:span text:style-name="Strong_20_Emphasis">hauteur</text:span> d’un arbre, ici, est le nombre d’arêtes du plus long chemin entre la racine et une feuille. </text:p>
        </text:list-item>
        <text:list-item>
          <text:p text:style-name="P63">Un <text:span text:style-name="Strong_20_Emphasis">sous-arbre</text:span> est formé par un nœud et ses descendants. </text:p>
        </text:list-item>
      </text:list>
      <text:h text:style-name="Heading_20_3" text:outline-level="3">Formules utiles</text:h>
      <text:p text:style-name="Quotations"><text:span text:style-name="Strong_20_Emphasis">racine = départ</text:span><text:line-break/><text:span text:style-name="Strong_20_Emphasis">feuille = sans enfant</text:span><text:line-break/><text:span text:style-name="Strong_20_Emphasis">taille = nombre de nœuds</text:span><text:line-break/><text:span text:style-name="Strong_20_Emphasis">hauteur = plus long chemin</text:span></text:p>
      <text:p text:style-name="Horizontal_20_Line"/>
      <text:h text:style-name="Heading_20_1" text:outline-level="1">7. Différenciation élèves fragiles</text:h>
      <text:p text:style-name="Text_20_body">Prévoir :</text:p>
      <text:list text:style-name="L36">
        <text:list-item>
          <text:p text:style-name="P66">des arbres peu profonds ; </text:p>
        </text:list-item>
        <text:list-item>
          <text:p text:style-name="P66">des couleurs par niveau ; </text:p>
        </text:list-item>
        <text:list-item>
          <text:p text:style-name="P66">des questions d’identification avant les calculs ; </text:p>
        </text:list-item>
        <text:list-item>
          <text:p text:style-name="P66">un tableau de vocabulaire ; </text:p>
        </text:list-item>
        <text:list-item>
          <text:p text:style-name="P65">des conventions très clairement affichées. </text:p>
        </text:list-item>
      </text:list>
      <text:p text:style-name="Text_20_body">Astuce très utile :<text:line-break/>faire colorier :</text:p>
      <text:list text:style-name="L37">
        <text:list-item>
          <text:p text:style-name="P68">la racine en bleu ; </text:p>
        </text:list-item>
        <text:list-item>
          <text:p text:style-name="P68">les feuilles en vert ; </text:p>
        </text:list-item>
        <text:list-item>
          <text:p text:style-name="P67">le plus long chemin en rouge. </text:p>
        </text:list-item>
      </text:list>
      <text:p text:style-name="Text_20_body">Cela aide énormément pour la hauteur.</text:p>
      <text:p text:style-name="Horizontal_20_Line"/>
      <text:h text:style-name="Heading_20_1" text:outline-level="1">8. Erreurs fréquentes à surveiller</text:h>
      <text:list text:style-name="L38">
        <text:list-item>
          <text:p text:style-name="P70">confondre feuille et racine ; </text:p>
        </text:list-item>
        <text:list-item>
          <text:p text:style-name="P70">croire qu’un nœud avec un seul enfant est une feuille ; </text:p>
        </text:list-item>
        <text:list-item>
          <text:p text:style-name="P70">confondre taille et hauteur ; </text:p>
        </text:list-item>
        <text:list-item>
          <text:p text:style-name="P70">compter les nœuds au lieu des arêtes pour la hauteur, malgré la convention ; </text:p>
        </text:list-item>
        <text:list-item>
          <text:p text:style-name="P70">confondre parent direct et ancêtre ; </text:p>
        </text:list-item>
        <text:list-item>
          <text:p text:style-name="P69">oublier un nœud dans le calcul de taille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39">
        <text:list-item>
          <text:p text:style-name="P72">repérer la racine ; </text:p>
        </text:list-item>
        <text:list-item>
          <text:p text:style-name="P72"><text:soft-page-break/>repérer parent, enfant et feuille ; </text:p>
        </text:list-item>
        <text:list-item>
          <text:p text:style-name="P72">calculer la taille ; </text:p>
        </text:list-item>
        <text:list-item>
          <text:p text:style-name="P72">calculer la hauteur avec la convention choisie ; </text:p>
        </text:list-item>
        <text:list-item>
          <text:p text:style-name="P71">reconnaître un sous-arbre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51:50.928755420</meta:creation-date>
    <dc:date>2026-04-20T14:52:07.323608127</dc:date>
    <meta:editing-duration>PT16S</meta:editing-duration>
    <meta:editing-cycles>1</meta:editing-cycles>
    <meta:document-statistic meta:table-count="0" meta:image-count="0" meta:object-count="0" meta:page-count="13" meta:paragraph-count="362" meta:word-count="2132" meta:character-count="10913" meta:non-whitespace-character-count="8905"/>
    <meta:generator>LibreOffice/24.2.7.2$Linux_X86_64 LibreOffice_project/420$Build-2</meta:generator>
  </office:meta>
</office:document-meta>
</file>